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3CA87000052220000741EAC0D5DBF700F6143.svg" manifest:media-type="image/svg+xml"/>
  <manifest:file-entry manifest:full-path="Pictures/100002010000025300000349F166A279B25F7B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odeNine" svg:font-family="ModeNine" style:font-pitch="fixed"/>
    <style:font-face style:name="EngraversGothic BT" svg:font-family="'EngraversGothic BT'" style:font-family-generic="swiss" style:font-pitch="fixed"/>
    <style:font-face style:name="ModeNine2" svg:font-family="ModeNine" style:font-family-generic="swiss" style:font-pitch="fixed"/>
    <style:font-face style:name="Liberation Sans1" svg:font-family="'Liberation Sans'" style:font-pitch="variable"/>
    <style:font-face style:name="ModeNine1" svg:font-family="ModeNi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EngraversGothic BT1" svg:font-family="'EngraversGothic B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top" draw:auto-grow-height="false" fo:min-height="3.85cm" fo:min-width="2.7cm"/>
      <style:paragraph-properties style:writing-mode="lr-tb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style:font-name="ModeNine" fo:font-weight="bold" style:font-weight-asian="bold" style:font-weight-complex="bold"/>
    </style:style>
    <style:style style:name="P2" style:family="paragraph">
      <style:paragraph-properties fo:text-align="start" style:writing-mode="lr-tb"/>
      <style:text-properties style:font-name="ModeNine" fo:font-weight="bold" style:font-weight-asian="bold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style:font-name="ModeNine" fo:font-weight="bold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ModeNine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ModeNine" fo:font-weight="bold" style:font-weight-asian="bold" style:font-weight-complex="bold"/>
    </style:style>
    <style:style style:name="T3" style:family="text">
      <style:text-properties style:font-name="ModeNine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EngraversGothic BT1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3" draw:layer="layout" svg:width="3.2cm" svg:height="4.1cm" svg:x="1cm" svg:y="1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-0.7cm" svg:y="0.84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4.342cm" svg:y="1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2.642cm" svg:y="0.84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7.7cm" svg:y="1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6cm" svg:y="0.84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1.042cm" svg:y="1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9.342cm" svg:y="0.84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4.4cm" svg:y="1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12.7cm" svg:y="0.84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cm" svg:y="5.2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-0.7cm" svg:y="5.1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4.342cm" svg:y="5.2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2.642cm" svg:y="5.1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7.7cm" svg:y="5.2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6cm" svg:y="5.1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1.042cm" svg:y="5.2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9.342cm" svg:y="5.1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4.4cm" svg:y="5.2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12.7cm" svg:y="5.1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cm" svg:y="9.5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-0.7cm" svg:y="9.34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4.342cm" svg:y="9.5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2.642cm" svg:y="9.34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7.7cm" svg:y="9.5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6cm" svg:y="9.34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1.042cm" svg:y="9.5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9.342cm" svg:y="9.34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4.4cm" svg:y="9.5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12.7cm" svg:y="9.34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cm" svg:y="13.8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-0.7cm" svg:y="13.7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4.342cm" svg:y="13.8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2.642cm" svg:y="13.7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7.7cm" svg:y="13.8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6cm" svg:y="13.7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1.042cm" svg:y="13.8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9.342cm" svg:y="13.7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4.4cm" svg:y="13.8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12.7cm" svg:y="13.7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cm" svg:y="18.116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-0.7cm" svg:y="17.958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4.342cm" svg:y="18.116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2.642cm" svg:y="17.958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7.7cm" svg:y="18.116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6cm" svg:y="17.958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1.042cm" svg:y="18.116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9.342cm" svg:y="17.958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4.4cm" svg:y="18.116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12.7cm" svg:y="17.958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cm" svg:y="22.3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-0.7cm" svg:y="22.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4.342cm" svg:y="22.3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2.642cm" svg:y="22.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7.7cm" svg:y="22.3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6cm" svg:y="22.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1.042cm" svg:y="22.3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9.342cm" svg:y="22.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  <draw:custom-shape draw:style-name="gr1" draw:text-style-name="P3" draw:layer="layout" svg:width="3.2cm" svg:height="4.1cm" svg:x="14.4cm" svg:y="22.358cm">
          <text:p text:style-name="P1"><text:span text:style-name="T1"><text:s/></text:span><text:span text:style-name="T2"><text:line-break/></text:span><text:span text:style-name="T2">TapeXU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<text:s/></text:span></text:p>
          <text:p text:style-name="P2"><text:span text:style-name="T4"><text:s/></text:span><text:span text:style-name="T4">MOTOR <text:s/>POW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58cm" svg:height="7.858cm" svg:x="12.7cm" svg:y="22.2cm">
          <draw:image xlink:href="Pictures/1003CA87000052220000741EAC0D5DBF700F6143.svg" xlink:type="simple" xlink:show="embed" xlink:actuate="onLoad" loext:mime-type="image/svg+xml">
            <text:p/>
          </draw:image>
          <draw:image xlink:href="Pictures/100002010000025300000349F166A279B25F7B7D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odeNine" svg:font-family="ModeNine" style:font-pitch="fixed"/>
    <style:font-face style:name="EngraversGothic BT" svg:font-family="'EngraversGothic BT'" style:font-family-generic="swiss" style:font-pitch="fixed"/>
    <style:font-face style:name="ModeNine2" svg:font-family="ModeNine" style:font-family-generic="swiss" style:font-pitch="fixed"/>
    <style:font-face style:name="Liberation Sans1" svg:font-family="'Liberation Sans'" style:font-pitch="variable"/>
    <style:font-face style:name="ModeNine1" svg:font-family="ModeNi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EngraversGothic BT1" svg:font-family="'EngraversGothic B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0T15:19:16.456000000</meta:creation-date>
    <dc:date>2020-11-20T18:20:58.568000000</dc:date>
    <meta:editing-duration>PT2H19M15S</meta:editing-duration>
    <meta:editing-cycles>11</meta:editing-cycles>
    <meta:generator>LibreOffice/6.4.0.3$Windows_X86_64 LibreOffice_project/b0a288ab3d2d4774cb44b62f04d5d28733ac6df8</meta:generator>
    <meta:print-date>2020-11-20T18:07:24.701000000</meta:print-date>
    <meta:document-statistic meta:object-count="60"/>
  </office:meta>
</office:document-meta>
</file>